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pt"/>
    </style:style>
    <style:style style:name="ce10" style:family="table-cell" style:parent-style-name="Default">
      <style:table-cell-properties fo:background-color="#ff6600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" style:family="table-cell" style:parent-style-name="Default" style:data-style-name="N61">
      <style:table-cell-properties fo:background-color="#ff66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ff66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61">
      <style:table-cell-properties fo:background-color="#ff6600"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24">
          <table:table-cell table:number-columns-repeated="5"/>
        </table:table-row>
        <table:table-row table:style-name="ro1" table:number-rows-repeated="3">
          <table:table-cell table:number-columns-repeated="4"/>
          <table:table-cell table:style-name="ce1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5" table:default-cell-style-name="Default"/>
        <table:table-column table:style-name="co1" table:number-columns-repeated="3" table:default-cell-style-name="ce2"/>
        <table:table-row table:style-name="ro1" table:number-rows-repeated="7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0 = (0.0E-60)</text:p>
          </table:table-cell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 table:number-rows-repeated="3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ce2"/>
          <table:table-cell table:style-name="ce7"/>
          <table:table-cell table:style-name="ce4" office:value-type="string" calcext:value-type="string">
            <text:p>GWO</text:p>
          </table:table-cell>
          <table:table-cell table:style-name="ce2" table:number-columns-repeated="3"/>
          <table:table-cell table:style-name="ce4" office:value-type="string" calcext:value-type="string">
            <text:p>WILLIAN</text:p>
          </table:table-cell>
          <table:table-cell table:style-name="ce2"/>
          <table:table-cell table:number-columns-repeated="2"/>
          <table:table-cell table:style-name="ce4" office:value-type="string" calcext:value-type="string">
            <text:p>PSO</text:p>
          </table:table-cell>
          <table:table-cell/>
        </table:table-row>
        <table:table-row table:style-name="ro1">
          <table:table-cell table:number-columns-repeated="6"/>
          <table:table-cell table:style-name="ce2"/>
          <table:table-cell table:style-name="ce4" office:value-type="string" calcext:value-type="string">
            <text:p>Av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Worst</text:p>
          </table:table-cell>
          <table:table-cell table:style-name="ce2"/>
          <table:table-cell table:style-name="ce4" office:value-type="string" calcext:value-type="string">
            <text:p>Av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Worst</text:p>
          </table:table-cell>
          <table:table-cell/>
          <table:table-cell table:style-name="ce4" office:value-type="string" calcext:value-type="string">
            <text:p>Av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Worst</text:p>
          </table:table-cell>
        </table:table-row>
        <table:table-row table:style-name="ro1">
          <table:table-cell table:number-columns-repeated="6"/>
          <table:table-cell table:style-name="ce2" table:number-columns-repeated="8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table:style-name="ce3" office:value-type="float" office:value="1.3E-023" calcext:value-type="float">
            <text:p>1.30E-23</text:p>
          </table:table-cell>
          <table:table-cell office:value-type="float" office:value="2.08E-030" calcext:value-type="float">
            <text:p>2.08E-30</text:p>
          </table:table-cell>
          <table:table-cell office:value-type="float" office:value="3.48E-022" calcext:value-type="float">
            <text:p>3.48E-22</text:p>
          </table:table-cell>
          <table:table-cell table:style-name="ce2"/>
          <table:table-cell table:style-name="ce8" office:value-type="float" office:value="2.74E-057" calcext:value-type="float">
            <text:p>2.74E-57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2E-058" calcext:value-type="float">
            <text:p>2.00E-58</text:p>
          </table:table-cell>
          <table:table-cell/>
          <table:table-cell office:value-type="float" office:value="0.0373533132" calcext:value-type="float">
            <text:p>0.0373533132</text:p>
          </table:table-cell>
          <table:table-cell office:value-type="float" office:value="0.0050590976" calcext:value-type="float">
            <text:p>0.0050590976</text:p>
          </table:table-cell>
          <table:table-cell office:value-type="float" office:value="0.1673334847" calcext:value-type="float">
            <text:p>0.16733348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2</text:p>
          </table:table-cell>
          <table:table-cell table:style-name="ce3" office:value-type="float" office:value="0.0000000000000689" calcext:value-type="float">
            <text:p>6.89E-14</text:p>
          </table:table-cell>
          <table:table-cell office:value-type="float" office:value="1.77E-019" calcext:value-type="float">
            <text:p>1.77E-19</text:p>
          </table:table-cell>
          <table:table-cell office:value-type="float" office:value="0.00000000000205" calcext:value-type="float">
            <text:p>2.05E-12</text:p>
          </table:table-cell>
          <table:table-cell table:style-name="ce2"/>
          <table:table-cell table:style-name="ce8" office:value-type="float" office:value="1.91E-025" calcext:value-type="float">
            <text:p>1.91E-25</text:p>
          </table:table-cell>
          <table:table-cell table:style-name="ce3" office:value-type="float" office:value="0" calcext:value-type="float">
            <text:p>0.00E+00</text:p>
          </table:table-cell>
          <table:table-cell table:style-name="ce9" office:value-type="float" office:value="5.75E-024" calcext:value-type="float">
            <text:p>5.75E-24</text:p>
          </table:table-cell>
          <table:table-cell/>
          <table:table-cell office:value-type="float" office:value="6.6088299634" calcext:value-type="float">
            <text:p>6.6088299634</text:p>
          </table:table-cell>
          <table:table-cell office:value-type="float" office:value="0.1301924716" calcext:value-type="float">
            <text:p>0.1301924716</text:p>
          </table:table-cell>
          <table:table-cell office:value-type="float" office:value="30.1035252395" calcext:value-type="float">
            <text:p>30.10352523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3</text:p>
          </table:table-cell>
          <table:table-cell table:style-name="ce3" office:value-type="float" office:value="0.0000000000000353" calcext:value-type="float">
            <text:p>3.53E-14</text:p>
          </table:table-cell>
          <table:table-cell office:value-type="float" office:value="5.06E-025" calcext:value-type="float">
            <text:p>5.06E-25</text:p>
          </table:table-cell>
          <table:table-cell office:value-type="float" office:value="0.00000000000106" calcext:value-type="float">
            <text:p>1.06E-12</text:p>
          </table:table-cell>
          <table:table-cell table:style-name="ce2"/>
          <table:table-cell table:style-name="ce8" office:value-type="float" office:value="9.62E-074" calcext:value-type="float">
            <text:p>9.62E-74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office:value-type="float" office:value="2.88E-045" calcext:value-type="float">
            <text:p>2.88E-45</text:p>
          </table:table-cell>
          <table:table-cell/>
          <table:table-cell office:value-type="float" office:value="218.6771309749" calcext:value-type="float">
            <text:p>218.6771309749</text:p>
          </table:table-cell>
          <table:table-cell office:value-type="float" office:value="119.2486957865" calcext:value-type="float">
            <text:p>119.2486957865</text:p>
          </table:table-cell>
          <table:table-cell office:value-type="float" office:value="510.9029372325" calcext:value-type="float">
            <text:p>510.90293723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4</text:p>
          </table:table-cell>
          <table:table-cell table:style-name="ce3" office:value-type="float" office:value="0.000000000175" calcext:value-type="float">
            <text:p>1.75E-10</text:p>
          </table:table-cell>
          <table:table-cell office:value-type="float" office:value="0.0000000000000807" calcext:value-type="float">
            <text:p>8.07E-14</text:p>
          </table:table-cell>
          <table:table-cell office:value-type="float" office:value="0.0000000032" calcext:value-type="float">
            <text:p>3.20E-09</text:p>
          </table:table-cell>
          <table:table-cell table:style-name="ce2"/>
          <table:table-cell table:style-name="ce8" office:value-type="float" office:value="3.27E-018" calcext:value-type="float">
            <text:p>3.27E-18</text:p>
          </table:table-cell>
          <table:table-cell table:style-name="ce3" office:value-type="float" office:value="1.93E-021" calcext:value-type="float">
            <text:p>1.93E-21</text:p>
          </table:table-cell>
          <table:table-cell table:style-name="ce3" office:value-type="float" office:value="9.17E-017" calcext:value-type="float">
            <text:p>9.17E-17</text:p>
          </table:table-cell>
          <table:table-cell/>
          <table:table-cell office:value-type="float" office:value="1.701169332" calcext:value-type="float">
            <text:p>1.701169332</text:p>
          </table:table-cell>
          <table:table-cell office:value-type="float" office:value="1.2865938222" calcext:value-type="float">
            <text:p>1.2865938222</text:p>
          </table:table-cell>
          <table:table-cell office:value-type="float" office:value="2.4868000602" calcext:value-type="float">
            <text:p>2.48680006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5</text:p>
          </table:table-cell>
          <table:table-cell table:style-name="ce3" office:value-type="float" office:value="28.8" calcext:value-type="float">
            <text:p>2.88E+01</text:p>
          </table:table-cell>
          <table:table-cell office:value-type="float" office:value="28.1" calcext:value-type="float">
            <text:p>2.81E+01</text:p>
          </table:table-cell>
          <table:table-cell office:value-type="float" office:value="29" calcext:value-type="float">
            <text:p>2.90E+01</text:p>
          </table:table-cell>
          <table:table-cell table:style-name="ce2"/>
          <table:table-cell table:style-name="ce4" office:value-type="float" office:value="1.88" calcext:value-type="float">
            <text:p>1.88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28.9" calcext:value-type="float">
            <text:p>28.9</text:p>
          </table:table-cell>
          <table:table-cell/>
          <table:table-cell office:value-type="float" office:value="3232.3913614948" calcext:value-type="float">
            <text:p>3232.3913614948</text:p>
          </table:table-cell>
          <table:table-cell office:value-type="float" office:value="34.1866312902" calcext:value-type="float">
            <text:p>34.1866312902</text:p>
          </table:table-cell>
          <table:table-cell office:value-type="float" office:value="90135.2619518031" calcext:value-type="float">
            <text:p>90135.26195180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6</text:p>
          </table:table-cell>
          <table:table-cell table:style-name="ce3" office:value-type="float" office:value="5.64" calcext:value-type="float">
            <text:p>5.64E+00</text:p>
          </table:table-cell>
          <table:table-cell office:value-type="float" office:value="4.56" calcext:value-type="float">
            <text:p>4.56E+00</text:p>
          </table:table-cell>
          <table:table-cell office:value-type="float" office:value="6.8" calcext:value-type="float">
            <text:p>6.80E+00</text:p>
          </table:table-cell>
          <table:table-cell table:style-name="ce2"/>
          <table:table-cell table:style-name="ce4" office:value-type="float" office:value="0.009" calcext:value-type="float">
            <text:p>0.009</text:p>
          </table:table-cell>
          <table:table-cell table:style-name="ce2" office:value-type="float" office:value="0.000005" calcext:value-type="float">
            <text:p>0.000005</text:p>
          </table:table-cell>
          <table:table-cell table:style-name="ce2" office:value-type="float" office:value="0.25" calcext:value-type="float">
            <text:p>0.25</text:p>
          </table:table-cell>
          <table:table-cell/>
          <table:table-cell office:value-type="float" office:value="0.0259084952" calcext:value-type="float">
            <text:p>0.0259084952</text:p>
          </table:table-cell>
          <table:table-cell office:value-type="float" office:value="0.0033096906" calcext:value-type="float">
            <text:p>0.0033096906</text:p>
          </table:table-cell>
          <table:table-cell office:value-type="float" office:value="0.2089737561" calcext:value-type="float">
            <text:p>0.20897375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7</text:p>
          </table:table-cell>
          <table:table-cell table:style-name="ce8" office:value-type="float" office:value="0.00199" calcext:value-type="float">
            <text:p>1.99E-03</text:p>
          </table:table-cell>
          <table:table-cell office:value-type="float" office:value="0.000025" calcext:value-type="float">
            <text:p>2.50E-05</text:p>
          </table:table-cell>
          <table:table-cell office:value-type="float" office:value="0.00875" calcext:value-type="float">
            <text:p>8.75E-03</text:p>
          </table:table-cell>
          <table:table-cell table:style-name="ce2"/>
          <table:table-cell table:style-name="ce2" office:value-type="float" office:value="0.108" calcext:value-type="float">
            <text:p>0.108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0.807" calcext:value-type="float">
            <text:p>0.807</text:p>
          </table:table-cell>
          <table:table-cell/>
          <table:table-cell office:value-type="float" office:value="5.5191774058" calcext:value-type="float">
            <text:p>5.5191774058</text:p>
          </table:table-cell>
          <table:table-cell office:value-type="float" office:value="0.0854794122" calcext:value-type="float">
            <text:p>0.0854794122</text:p>
          </table:table-cell>
          <table:table-cell office:value-type="float" office:value="24.357365297" calcext:value-type="float">
            <text:p>24.357365297</text:p>
          </table:table-cell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3"/>
          <table:table-cell table:style-name="ce5" office:value-type="string" calcext:value-type="string">
            <text:p>F8</text:p>
          </table:table-cell>
          <table:table-cell table:style-name="ce9" office:value-type="float" office:value="-2510" calcext:value-type="float">
            <text:p>-2.51E+03</text:p>
          </table:table-cell>
          <table:table-cell table:style-name="ce9" office:value-type="float" office:value="-3840" calcext:value-type="float">
            <text:p>-3.84E+03</text:p>
          </table:table-cell>
          <table:table-cell table:style-name="ce9" office:value-type="float" office:value="-1920" calcext:value-type="float">
            <text:p>-1.92E+03</text:p>
          </table:table-cell>
          <table:table-cell table:style-name="ce7"/>
          <table:table-cell table:style-name="ce5" office:value-type="float" office:value="-5613.37" calcext:value-type="float">
            <text:p>-5613.37</text:p>
          </table:table-cell>
          <table:table-cell table:style-name="ce7" office:value-type="float" office:value="-7233.74" calcext:value-type="float">
            <text:p>-7233.74</text:p>
          </table:table-cell>
          <table:table-cell table:style-name="ce7" office:value-type="float" office:value="-4403.62" calcext:value-type="float">
            <text:p>-4403.62</text:p>
          </table:table-cell>
          <table:table-cell/>
          <table:table-cell office:value-type="float" office:value="-4732.1914058406" calcext:value-type="float">
            <text:p>-4732.1914058406</text:p>
          </table:table-cell>
          <table:table-cell office:value-type="float" office:value="-8481.4960803157" calcext:value-type="float">
            <text:p>-8481.4960803157</text:p>
          </table:table-cell>
          <table:table-cell office:value-type="float" office:value="-2654.8681506148" calcext:value-type="float">
            <text:p>-2654.8681506148</text:p>
          </table:table-cell>
        </table:table-row>
        <table:table-row table:style-name="ro1">
          <table:table-cell table:number-columns-repeated="3"/>
          <table:table-cell table:style-name="ce2" table:number-columns-repeated="3"/>
          <table:table-cell table:style-name="ce6" office:value-type="string" calcext:value-type="string">
            <text:p>F9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float" office:value="0" calcext:value-type="float">
            <text:p>0.00E+00</text:p>
          </table:table-cell>
          <table:table-cell table:style-name="ce14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E+00</text:p>
          </table:table-cell>
          <table:table-cell/>
          <table:table-cell office:value-type="float" office:value="134.8072724462" calcext:value-type="float">
            <text:p>134.8072724462</text:p>
          </table:table-cell>
          <table:table-cell office:value-type="float" office:value="73.0842169396" calcext:value-type="float">
            <text:p>73.0842169396</text:p>
          </table:table-cell>
          <table:table-cell office:value-type="float" office:value="184.9427019473" calcext:value-type="float">
            <text:p>184.9427019473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office:value-type="string" calcext:value-type="string">
            <text:p>F10</text:p>
          </table:table-cell>
          <table:table-cell table:style-name="ce3" office:value-type="float" office:value="0.0000000000000438" calcext:value-type="float">
            <text:p>4.38E-14</text:p>
          </table:table-cell>
          <table:table-cell office:value-type="float" office:value="3.99E-015" calcext:value-type="float">
            <text:p>3.99E-15</text:p>
          </table:table-cell>
          <table:table-cell office:value-type="float" office:value="0.000000000000266" calcext:value-type="float">
            <text:p>2.66E-13</text:p>
          </table:table-cell>
          <table:table-cell table:style-name="ce2"/>
          <table:table-cell table:style-name="ce8" office:value-type="float" office:value="4.44E-016" calcext:value-type="float">
            <text:p>4.44E-16</text:p>
          </table:table-cell>
          <table:table-cell table:number-columns-repeated="2" table:style-name="ce3" office:value-type="float" office:value="4.44E-016" calcext:value-type="float">
            <text:p>4.44E-16</text:p>
          </table:table-cell>
          <table:table-cell/>
          <table:table-cell office:value-type="float" office:value="0.7575604209" calcext:value-type="float">
            <text:p>0.7575604209</text:p>
          </table:table-cell>
          <table:table-cell office:value-type="float" office:value="0.0448405473" calcext:value-type="float">
            <text:p>0.0448405473</text:p>
          </table:table-cell>
          <table:table-cell office:value-type="float" office:value="2.0543964043" calcext:value-type="float">
            <text:p>2.0543964043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office:value-type="string" calcext:value-type="string">
            <text:p>F1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11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/>
          <table:table-cell office:value-type="float" office:value="0.0115300896" calcext:value-type="float">
            <text:p>0.0115300896</text:p>
          </table:table-cell>
          <table:table-cell office:value-type="float" office:value="0.0002395721" calcext:value-type="float">
            <text:p>0.0002395721</text:p>
          </table:table-cell>
          <table:table-cell office:value-type="float" office:value="0.0352929244" calcext:value-type="float">
            <text:p>0.0352929244</text:p>
          </table:table-cell>
        </table:table-row>
        <table:table-row table:style-name="ro1">
          <table:table-cell table:number-columns-repeated="6"/>
          <table:table-cell table:style-name="ce6" office:value-type="string" calcext:value-type="string">
            <text:p>F12</text:p>
          </table:table-cell>
          <table:table-cell table:style-name="ce12" office:value-type="float" office:value="1.09" calcext:value-type="float">
            <text:p>1.09E+00</text:p>
          </table:table-cell>
          <table:table-cell table:style-name="ce12" office:value-type="float" office:value="0.791" calcext:value-type="float">
            <text:p>7.91E-01</text:p>
          </table:table-cell>
          <table:table-cell table:style-name="ce12" office:value-type="float" office:value="1.48" calcext:value-type="float">
            <text:p>1.48E+00</text:p>
          </table:table-cell>
          <table:table-cell table:style-name="ce14"/>
          <table:table-cell table:style-name="ce6" office:value-type="float" office:value="0.19" calcext:value-type="float">
            <text:p>0.19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office:value-type="float" office:value="0.27" calcext:value-type="float">
            <text:p>0.27</text:p>
          </table:table-cell>
          <table:table-cell/>
          <table:table-cell office:value-type="float" office:value="0.3721843291" calcext:value-type="float">
            <text:p>0.3721843291</text:p>
          </table:table-cell>
          <table:table-cell office:value-type="float" office:value="0.0002219387" calcext:value-type="float">
            <text:p>0.0002219387</text:p>
          </table:table-cell>
          <table:table-cell office:value-type="float" office:value="2.1974913236" calcext:value-type="float">
            <text:p>2.1974913236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office:value-type="string" calcext:value-type="string">
            <text:p>F13</text:p>
          </table:table-cell>
          <table:table-cell table:style-name="ce3" office:value-type="float" office:value="2.63" calcext:value-type="float">
            <text:p>2.63E+00</text:p>
          </table:table-cell>
          <table:table-cell office:value-type="float" office:value="2.3" calcext:value-type="float">
            <text:p>2.30E+00</text:p>
          </table:table-cell>
          <table:table-cell office:value-type="float" office:value="2.75" calcext:value-type="float">
            <text:p>2.75E+00</text:p>
          </table:table-cell>
          <table:table-cell table:style-name="ce2"/>
          <table:table-cell table:style-name="ce4" office:value-type="float" office:value="0.0009" calcext:value-type="float">
            <text:p>0.0009</text:p>
          </table:table-cell>
          <table:table-cell table:style-name="ce2" office:value-type="float" office:value="0.00007" calcext:value-type="float">
            <text:p>0.00007</text:p>
          </table:table-cell>
          <table:table-cell table:style-name="ce2" office:value-type="float" office:value="0.006" calcext:value-type="float">
            <text:p>0.006</text:p>
          </table:table-cell>
          <table:table-cell/>
          <table:table-cell office:value-type="float" office:value="0.0240001609" calcext:value-type="float">
            <text:p>0.0240001609</text:p>
          </table:table-cell>
          <table:table-cell office:value-type="float" office:value="0.0006732377" calcext:value-type="float">
            <text:p>0.0006732377</text:p>
          </table:table-cell>
          <table:table-cell office:value-type="float" office:value="0.1155239408" calcext:value-type="float">
            <text:p>0.1155239408</text:p>
          </table:table-cell>
        </table:table-row>
        <table:table-row table:style-name="ro1">
          <table:table-cell table:number-columns-repeated="3"/>
          <table:table-cell table:style-name="ce3" table:number-columns-repeated="3"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2" table:number-columns-repeated="3"/>
          <table:table-cell office:value-type="string" calcext:value-type="string">
            <text:p>F14</text:p>
          </table:table-cell>
          <table:table-cell table:style-name="ce3" office:value-type="float" office:value="6.98" calcext:value-type="float">
            <text:p>6.98E+00</text:p>
          </table:table-cell>
          <table:table-cell office:value-type="float" office:value="0.99" calcext:value-type="float">
            <text:p>9.90E-01</text:p>
          </table:table-cell>
          <table:table-cell office:value-type="float" office:value="12.6" calcext:value-type="float">
            <text:p>1.26E+01</text:p>
          </table:table-cell>
          <table:table-cell table:style-name="ce2"/>
          <table:table-cell table:style-name="ce16" office:value-type="float" office:value="4.38" calcext:value-type="float">
            <text:p>4.38</text:p>
          </table:table-cell>
          <table:table-cell table:style-name="ce2" office:value-type="float" office:value="0.99" calcext:value-type="float">
            <text:p>0.99</text:p>
          </table:table-cell>
          <table:table-cell table:style-name="ce2" office:value-type="float" office:value="12.6" calcext:value-type="float">
            <text:p>12.6</text:p>
          </table:table-cell>
          <table:table-cell/>
          <table:table-cell table:style-name="ce4" office:value-type="float" office:value="3.8122052882" calcext:value-type="float">
            <text:p>3.8122052882</text:p>
          </table:table-cell>
          <table:table-cell office:value-type="float" office:value="0.9980038378" calcext:value-type="float">
            <text:p>0.9980038378</text:p>
          </table:table-cell>
          <table:table-cell office:value-type="float" office:value="16.4409073142" calcext:value-type="float">
            <text:p>16.4409073142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1" table:number-columns-repeated="3"/>
          <table:table-cell office:value-type="string" calcext:value-type="string">
            <text:p>F15</text:p>
          </table:table-cell>
          <table:table-cell table:style-name="ce3" office:value-type="float" office:value="0.0217" calcext:value-type="float">
            <text:p>2.17E-02</text:p>
          </table:table-cell>
          <table:table-cell office:value-type="float" office:value="0.00464" calcext:value-type="float">
            <text:p>4.64E-03</text:p>
          </table:table-cell>
          <table:table-cell office:value-type="float" office:value="0.0847" calcext:value-type="float">
            <text:p>8.47E-02</text:p>
          </table:table-cell>
          <table:table-cell table:style-name="ce2"/>
          <table:table-cell table:style-name="ce4" office:value-type="float" office:value="0.0003244" calcext:value-type="float">
            <text:p>0.0003244</text:p>
          </table:table-cell>
          <table:table-cell table:style-name="ce2" office:value-type="float" office:value="0.0003079" calcext:value-type="float">
            <text:p>0.0003079</text:p>
          </table:table-cell>
          <table:table-cell table:style-name="ce2" office:value-type="float" office:value="0.0004262" calcext:value-type="float">
            <text:p>0.0004262</text:p>
          </table:table-cell>
          <table:table-cell/>
          <table:table-cell office:value-type="float" office:value="0.0448232424" calcext:value-type="float">
            <text:p>0.0448232424</text:p>
          </table:table-cell>
          <table:table-cell office:value-type="float" office:value="0.0043612055" calcext:value-type="float">
            <text:p>0.0043612055</text:p>
          </table:table-cell>
          <table:table-cell office:value-type="float" office:value="0.1010256869" calcext:value-type="float">
            <text:p>0.1010256869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3"/>
          <table:table-cell office:value-type="string" calcext:value-type="string">
            <text:p>F16</text:p>
          </table:table-cell>
          <table:table-cell table:style-name="ce13" office:value-type="float" office:value="-1.0316" calcext:value-type="float">
            <text:p>-1.03E+00</text:p>
          </table:table-cell>
          <table:table-cell office:value-type="float" office:value="-1.03" calcext:value-type="float">
            <text:p>-1.03E+00</text:p>
          </table:table-cell>
          <table:table-cell office:value-type="float" office:value="-1.01" calcext:value-type="float">
            <text:p>-1.01E+00</text:p>
          </table:table-cell>
          <table:table-cell table:style-name="ce2"/>
          <table:table-cell table:style-name="ce17" office:value-type="float" office:value="-1.0316" calcext:value-type="float">
            <text:p>-1.0316</text:p>
          </table:table-cell>
          <table:table-cell table:style-name="ce2" office:value-type="float" office:value="-1.0316" calcext:value-type="float">
            <text:p>-1.0316</text:p>
          </table:table-cell>
          <table:table-cell table:style-name="ce2" office:value-type="float" office:value="-1.0303" calcext:value-type="float">
            <text:p>-1.0303</text:p>
          </table:table-cell>
          <table:table-cell/>
          <table:table-cell table:style-name="ce18" office:value-type="float" office:value="-1.0316" calcext:value-type="float">
            <text:p>-1.0316</text:p>
          </table:table-cell>
          <table:table-cell table:number-columns-repeated="2" office:value-type="float" office:value="-1.0316" calcext:value-type="float">
            <text:p>-1.0316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F17</text:p>
          </table:table-cell>
          <table:table-cell table:style-name="ce3" office:value-type="float" office:value="0.542" calcext:value-type="float">
            <text:p>5.42E-01</text:p>
          </table:table-cell>
          <table:table-cell office:value-type="float" office:value="0.401" calcext:value-type="float">
            <text:p>4.01E-01</text:p>
          </table:table-cell>
          <table:table-cell office:value-type="float" office:value="1.9" calcext:value-type="float">
            <text:p>1.90E+00</text:p>
          </table:table-cell>
          <table:table-cell/>
          <table:table-cell table:style-name="ce11" office:value-type="float" office:value="0.398" calcext:value-type="float">
            <text:p>0.398</text:p>
          </table:table-cell>
          <table:table-cell table:number-columns-repeated="2" table:style-name="ce2" office:value-type="float" office:value="0.398" calcext:value-type="float">
            <text:p>0.398</text:p>
          </table:table-cell>
          <table:table-cell/>
          <table:table-cell table:style-name="ce17" office:value-type="float" office:value="0.398" calcext:value-type="float">
            <text:p>0.398</text:p>
          </table:table-cell>
          <table:table-cell table:number-columns-repeated="2" office:value-type="float" office:value="0.398" calcext:value-type="float">
            <text:p>0.39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3"/>
          <table:table-cell office:value-type="string" calcext:value-type="string">
            <text:p>F18</text:p>
          </table:table-cell>
          <table:table-cell table:style-name="ce8" office:value-type="float" office:value="6.78" calcext:value-type="float">
            <text:p>6.78E+00</text:p>
          </table:table-cell>
          <table:table-cell office:value-type="float" office:value="3.0005" calcext:value-type="float">
            <text:p>3.00E+00</text:p>
          </table:table-cell>
          <table:table-cell office:value-type="float" office:value="84" calcext:value-type="float">
            <text:p>8.40E+01</text:p>
          </table:table-cell>
          <table:table-cell/>
          <table:table-cell table:style-name="ce2" office:value-type="float" office:value="9.24" calcext:value-type="float">
            <text:p>9.24</text:p>
          </table:table-cell>
          <table:table-cell table:style-name="ce2" office:value-type="float" office:value="3.0000002" calcext:value-type="float">
            <text:p>3.0000002</text:p>
          </table:table-cell>
          <table:table-cell table:style-name="ce2" office:value-type="float" office:value="30.11" calcext:value-type="float">
            <text:p>30.11</text:p>
          </table:table-cell>
          <table:table-cell/>
          <table:table-cell table:number-columns-repeated="3" office:value-type="float" office:value="2.99" calcext:value-type="float">
            <text:p>2.99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F19</text:p>
          </table:table-cell>
          <table:table-cell table:style-name="ce3" office:value-type="float" office:value="-3.69" calcext:value-type="float">
            <text:p>-3.69E+00</text:p>
          </table:table-cell>
          <table:table-cell office:value-type="float" office:value="-3.86" calcext:value-type="float">
            <text:p>-3.86E+00</text:p>
          </table:table-cell>
          <table:table-cell office:value-type="float" office:value="-3.03" calcext:value-type="float">
            <text:p>-3.03E+00</text:p>
          </table:table-cell>
          <table:table-cell table:style-name="ce2"/>
          <table:table-cell table:style-name="ce16" office:value-type="float" office:value="-3.772" calcext:value-type="float">
            <text:p>-3.772</text:p>
          </table:table-cell>
          <table:table-cell table:style-name="ce2" office:value-type="float" office:value="-3.862" calcext:value-type="float">
            <text:p>-3.862</text:p>
          </table:table-cell>
          <table:table-cell table:style-name="ce2" office:value-type="float" office:value="-3.089" calcext:value-type="float">
            <text:p>-3.089</text:p>
          </table:table-cell>
          <table:table-cell/>
          <table:table-cell table:style-name="ce4" office:value-type="float" office:value="-3.86041" calcext:value-type="float">
            <text:p>-3.86041</text:p>
          </table:table-cell>
          <table:table-cell table:number-columns-repeated="2" office:value-type="float" office:value="-3.86041" calcext:value-type="float">
            <text:p>-3.8604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3"/>
          <table:table-cell office:value-type="string" calcext:value-type="string">
            <text:p>F20</text:p>
          </table:table-cell>
          <table:table-cell table:style-name="ce2" office:value-type="float" office:value="-2.32" calcext:value-type="float">
            <text:p>-2.32</text:p>
          </table:table-cell>
          <table:table-cell table:style-name="ce2" office:value-type="float" office:value="-2.96" calcext:value-type="float">
            <text:p>-2.96</text:p>
          </table:table-cell>
          <table:table-cell table:style-name="ce2" office:value-type="float" office:value="-1.3" calcext:value-type="float">
            <text:p>-1.3</text:p>
          </table:table-cell>
          <table:table-cell table:style-name="ce2"/>
          <table:table-cell table:style-name="ce4" office:value-type="float" office:value="-3.263" calcext:value-type="float">
            <text:p>-3.263</text:p>
          </table:table-cell>
          <table:table-cell table:style-name="ce2" office:value-type="float" office:value="-3.32" calcext:value-type="float">
            <text:p>-3.32</text:p>
          </table:table-cell>
          <table:table-cell table:style-name="ce2" office:value-type="float" office:value="-2.78" calcext:value-type="float">
            <text:p>-2.78</text:p>
          </table:table-cell>
          <table:table-cell/>
          <table:table-cell office:value-type="float" office:value="-3.1622837485" calcext:value-type="float">
            <text:p>-3.1622837485</text:p>
          </table:table-cell>
          <table:table-cell office:value-type="float" office:value="-3.3219951716" calcext:value-type="float">
            <text:p>-3.3219951716</text:p>
          </table:table-cell>
          <table:table-cell office:value-type="float" office:value="-2.6380873222" calcext:value-type="float">
            <text:p>-2.6380873222</text:p>
          </table:table-cell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style-name="ce3"/>
          <table:table-cell table:number-columns-repeated="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0/00/0000</text:date>, <text:time style:data-style-name="N2" text:time-value="14:47:59.7198303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38:41.787613131</meta:creation-date>
    <dc:date>2018-06-02T15:00:26.778353094</dc:date>
    <meta:editing-duration>PT7H45M55S</meta:editing-duration>
    <meta:editing-cycles>121</meta:editing-cycles>
    <meta:generator>LibreOffice/5.1.6.2$Linux_X86_64 LibreOffice_project/10m0$Build-2</meta:generator>
    <meta:document-statistic meta:table-count="2" meta:cell-count="213" meta:object-count="0"/>
  </office:meta>
</office:document-meta>
</file>